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9cm"/>
      <style:paragraph-properties style:writing-mode="lr-tb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2cm"/>
      <style:paragraph-properties style:writing-mode="lr-tb"/>
    </style:style>
    <style:style style:name="gr5" style:family="graphic" style:parent-style-name="standard">
      <style:graphic-properties svg:stroke-color="#800000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82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88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9cm"/>
      <style:paragraph-properties style:writing-mode="lr-tb"/>
    </style:style>
    <style:style style:name="gr9" style:family="graphic" style:parent-style-name="standard">
      <style:graphic-properties svg:stroke-color="#800000" draw:marker-start="Arrow" draw:marker-end="" draw:marker-end-width="0.3cm" draw:fill="none" draw:textarea-horizontal-align="center" draw:textarea-vertical-align="middle"/>
    </style:style>
    <style:style style:name="gr10" style:family="graphic" style:parent-style-name="standard">
      <style:graphic-properties svg:stroke-color="#000000" draw:marker-start="Arrow" draw:marker-end="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23cm"/>
      <style:paragraph-properties style:writing-mode="lr-tb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43cm"/>
      <style:paragraph-properties style:writing-mode="lr-tb"/>
    </style:style>
    <style:style style:name="gr14" style:family="graphic" style:parent-style-name="objectwithoutfill">
      <style:graphic-properties draw:marker-start="Arrow" draw:marker-end="" draw:marker-end-width="0.3cm" draw:fill="none" draw:textarea-horizontal-align="center" draw:textarea-vertical-align="middle"/>
    </style:style>
    <style:style style:name="gr15" style:family="graphic" style:parent-style-name="objectwithoutfill">
      <style:graphic-properties svg:stroke-color="#800000" draw:marker-start="Arrow" draw:marker-end="" draw:marker-end-width="0.3cm"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57cm"/>
      <style:paragraph-properties style:writing-mode="lr-tb"/>
    </style:style>
    <style:style style:name="gr17" style:family="graphic" style:parent-style-name="standard">
      <style:graphic-properties svg:stroke-color="#000000" draw:marker-start="Arrow" draw:marker-end="Arrow"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51cm"/>
      <style:paragraph-properties style:writing-mode="lr-tb"/>
    </style:style>
    <style:style style:name="gr19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7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  <style:text-properties fo:color="#000080"/>
    </style:style>
    <style:style style:name="P4" style:family="paragraph">
      <loext:graphic-properties draw:fill="none" draw:fill-color="#ffffff"/>
      <style:paragraph-properties style:writing-mode="lr-tb"/>
      <style:text-properties style:use-window-font-color="true"/>
    </style:style>
    <style:style style:name="P5" style:family="paragraph">
      <loext:graphic-properties draw:fill="none" draw:fill-color="#ffffff"/>
      <style:paragraph-properties style:writing-mode="lr-tb"/>
      <style:text-properties fo:color="#800000"/>
    </style:style>
    <style:style style:name="P6" style:family="paragraph">
      <loext:graphic-properties draw:fill="none" draw:fill-color="#ffffff"/>
      <style:paragraph-properties style:writing-mode="lr-tb"/>
      <style:text-properties fo:color="#000080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style:use-window-font-color="true"/>
    </style:style>
    <style:style style:name="T1" style:family="text">
      <style:text-properties style:use-window-font-color="true"/>
    </style:style>
    <style:style style:name="T2" style:family="text">
      <style:text-properties fo:color="#800000"/>
    </style:style>
    <style:style style:name="T3" style:family="text">
      <style:text-properties fo:color="#000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235cm" svg:height="1.185cm" svg:x="5.196cm" svg:y="0.8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0.929cm" svg:height="0.357cm" svg:x="5.296cm" svg:y="0.469cm">
            <draw:text-box>
              <text:p>physiq</text:p>
            </draw:text-box>
          </draw:frame>
          <draw:line draw:style-name="gr3" draw:text-style-name="P1" draw:layer="layout" svg:x1="5.196cm" svg:y1="1.085cm" svg:x2="6.431cm" svg:y2="1.085cm">
            <text:p/>
          </draw:line>
          <draw:custom-shape draw:style-name="gr1" draw:text-style-name="P3" draw:layer="layout" svg:width="1.27cm" svg:height="0.796cm" svg:x="2.862cm" svg:y="1.00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.42cm" svg:height="0.357cm" svg:x="2.762cm" svg:y="0.61cm">
            <draw:text-box>
              <text:p><text:span text:style-name="T1">phyredem</text:span></text:p>
            </draw:text-box>
          </draw:frame>
          <draw:line draw:style-name="gr3" draw:text-style-name="P3" draw:layer="layout" svg:x1="2.862cm" svg:y1="1.539cm" svg:x2="4.132cm" svg:y2="1.539cm">
            <text:p/>
          </draw:line>
          <draw:custom-shape draw:style-name="gr5" draw:text-style-name="P1" draw:layer="layout" svg:width="1.27cm" svg:height="0.446cm" svg:x="0.346cm" svg:y="1.169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5" draw:layer="layout" svg:width="1.827cm" svg:height="0.357cm" svg:x="0.246cm" svg:y="0.799cm">
            <draw:text-box>
              <text:p><text:span text:style-name="T2">restartphy.nc</text:span></text:p>
            </draw:text-box>
          </draw:frame>
          <draw:frame draw:style-name="gr7" draw:text-style-name="P5" xml:id="id1" draw:id="id1" draw:layer="layout" svg:width="0.883cm" svg:height="0.357cm" svg:x="0.5cm" svg:y="1.234cm">
            <draw:text-box>
              <text:p><text:span text:style-name="T2">QSOL</text:span></text:p>
            </draw:text-box>
          </draw:frame>
          <draw:frame draw:style-name="gr8" draw:text-style-name="P6" xml:id="id2" draw:id="id2" draw:layer="layout" svg:width="0.59cm" svg:height="0.357cm" svg:x="3.121cm" svg:y="1.139cm">
            <draw:text-box>
              <text:p><text:span text:style-name="T3">qsol</text:span></text:p>
            </draw:text-box>
          </draw:frame>
          <draw:connector draw:style-name="gr9" draw:text-style-name="P3" draw:layer="layout" draw:type="curve" svg:x1="1.383cm" svg:y1="1.412cm" svg:x2="3.121cm" svg:y2="1.317cm" draw:start-shape="id1" draw:start-glue-point="1" draw:end-shape="id2" svg:d="M1383 1412c1302 0 433-95 1738-95" svg:viewBox="0 0 1739 96">
            <text:p/>
          </draw:connector>
          <draw:frame draw:style-name="gr8" draw:text-style-name="P6" xml:id="id3" draw:id="id3" draw:layer="layout" svg:width="0.59cm" svg:height="0.357cm" svg:x="5.296cm" svg:y="1.12cm">
            <draw:text-box>
              <text:p><text:span text:style-name="T3">qsol</text:span></text:p>
            </draw:text-box>
          </draw:frame>
          <draw:connector draw:style-name="gr10" draw:text-style-name="P3" draw:layer="layout" draw:type="curve" svg:x1="3.711cm" svg:y1="1.317cm" svg:x2="5.296cm" svg:y2="1.298cm" draw:start-shape="id2" draw:start-glue-point="1" draw:end-shape="id3" draw:end-glue-point="3" svg:d="M3711 1317c1188 0 396-19 1585-19" svg:viewBox="0 0 1586 20">
            <text:p/>
          </draw:connector>
          <draw:custom-shape draw:style-name="gr1" draw:text-style-name="P1" draw:layer="layout" svg:width="1.505cm" svg:height="1.116cm" svg:x="5.861cm" svg:y="3.309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2" draw:layer="layout" svg:width="1.23cm" svg:height="0.357cm" svg:x="5.991cm" svg:y="2.874cm">
            <draw:text-box>
              <text:p>phyetat0</text:p>
            </draw:text-box>
          </draw:frame>
          <draw:line draw:style-name="gr12" draw:text-style-name="P7" draw:layer="layout" svg:x1="5.861cm" svg:y1="3.844cm" svg:x2="7.366cm" svg:y2="3.844cm">
            <text:p/>
          </draw:line>
          <draw:custom-shape draw:style-name="gr5" draw:text-style-name="P1" draw:layer="layout" svg:width="1.07cm" svg:height="0.526cm" svg:x="5.356cm" svg:y="5.069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5" draw:layer="layout" svg:width="1.543cm" svg:height="0.357cm" svg:x="5.146cm" svg:y="4.699cm">
            <draw:text-box>
              <text:p><text:span text:style-name="T2">startphy.nc</text:span></text:p>
            </draw:text-box>
          </draw:frame>
          <draw:frame draw:style-name="gr8" draw:text-style-name="P6" xml:id="id4" draw:id="id4" draw:layer="layout" svg:width="0.59cm" svg:height="0.357cm" svg:x="6.451cm" svg:y="3.395cm">
            <draw:text-box>
              <text:p><text:span text:style-name="T3">qsol</text:span></text:p>
            </draw:text-box>
          </draw:frame>
          <draw:connector draw:style-name="gr14" draw:text-style-name="P1" draw:layer="layout" draw:type="curve" svg:x1="5.886cm" svg:y1="1.298cm" svg:x2="7.041cm" svg:y2="3.573cm" draw:start-shape="id3" draw:start-glue-point="1" draw:end-shape="id4" draw:end-glue-point="1" svg:d="M5886 1298c2496 0 1918 2275 1155 2275" svg:viewBox="0 0 1810 2276">
            <text:p/>
          </draw:connector>
          <draw:frame draw:style-name="gr7" draw:text-style-name="P5" xml:id="id5" draw:id="id5" draw:layer="layout" svg:width="0.883cm" svg:height="0.357cm" svg:x="5.461cm" svg:y="5.12cm">
            <draw:text-box>
              <text:p><text:span text:style-name="T2">QSOL</text:span></text:p>
            </draw:text-box>
          </draw:frame>
          <draw:connector draw:style-name="gr15" draw:text-style-name="P1" draw:layer="layout" draw:type="curve" svg:x1="6.746cm" svg:y1="3.752cm" svg:x2="6.344cm" svg:y2="5.298cm" draw:start-shape="id4" draw:start-glue-point="2" draw:end-shape="id5" draw:end-glue-point="1" svg:d="M6746 3752c0 1026 53 855 143 985s218 561-545 561" svg:viewBox="0 0 615 1547">
            <text:p/>
          </draw:connector>
          <draw:custom-shape draw:style-name="gr1" draw:text-style-name="P3" draw:layer="layout" svg:width="1.27cm" svg:height="1.246cm" svg:x="3.162cm" svg:y="2.604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4" draw:layer="layout" svg:width="1.657cm" svg:height="0.357cm" svg:x="3.062cm" svg:y="2.21cm">
            <draw:text-box>
              <text:p><text:span text:style-name="T1">pbl_surface</text:span></text:p>
            </draw:text-box>
          </draw:frame>
          <draw:line draw:style-name="gr3" draw:text-style-name="P3" draw:layer="layout" svg:x1="3.162cm" svg:y1="3.139cm" svg:x2="4.432cm" svg:y2="3.139cm">
            <text:p/>
          </draw:line>
          <draw:frame draw:style-name="gr8" draw:text-style-name="P6" xml:id="id6" draw:id="id6" draw:layer="layout" svg:width="0.59cm" svg:height="0.357cm" svg:x="3.421cm" svg:y="2.739cm">
            <draw:text-box>
              <text:p><text:span text:style-name="T3">qsol</text:span></text:p>
            </draw:text-box>
          </draw:frame>
          <draw:connector draw:style-name="gr17" draw:text-style-name="P3" draw:layer="layout" draw:type="curve" svg:x1="4.011cm" svg:y1="2.917cm" svg:x2="5.591cm" svg:y2="1.477cm" draw:start-shape="id6" draw:start-glue-point="1" draw:end-shape="id3" draw:end-glue-point="2" svg:d="M4011 2917c1054 0 1580-480 1580-1440" svg:viewBox="0 0 1581 1441">
            <text:p/>
          </draw:connector>
          <draw:frame draw:style-name="gr18" draw:text-style-name="P6" xml:id="id7" draw:id="id7" draw:layer="layout" svg:width="0.751cm" svg:height="0.357cm" svg:x="3.494cm" svg:y="3.22cm">
            <draw:text-box>
              <text:p><text:span text:style-name="T3">yqsol</text:span></text:p>
            </draw:text-box>
          </draw:frame>
          <draw:connector draw:style-name="gr19" draw:text-style-name="P1" draw:layer="layout" draw:type="curve" svg:x1="3.421cm" svg:y1="2.917cm" svg:x2="3.494cm" svg:y2="3.398cm" draw:start-shape="id6" draw:start-glue-point="3" draw:end-shape="id7" draw:end-glue-point="3" svg:d="M3421 2917c-766 0-803 481 73 481" svg:viewBox="0 0 653 482">
            <text:p/>
          </draw:connector>
          <draw:custom-shape draw:style-name="gr1" draw:text-style-name="P3" draw:layer="layout" svg:width="1.27cm" svg:height="1.246cm" svg:x="2.262cm" svg:y="4.404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4" draw:layer="layout" svg:width="0.59cm" svg:height="0.357cm" svg:x="2.562cm" svg:y="4.01cm">
            <draw:text-box>
              <text:p><text:span text:style-name="T1">clqh</text:span></text:p>
            </draw:text-box>
          </draw:frame>
          <draw:line draw:style-name="gr3" draw:text-style-name="P3" draw:layer="layout" svg:x1="2.262cm" svg:y1="4.939cm" svg:x2="3.532cm" svg:y2="4.939cm">
            <text:p/>
          </draw:line>
          <draw:frame draw:style-name="gr8" draw:text-style-name="P6" xml:id="id8" draw:id="id8" draw:layer="layout" svg:width="0.59cm" svg:height="0.357cm" svg:x="2.521cm" svg:y="4.539cm">
            <draw:text-box>
              <text:p><text:span text:style-name="T3">qsol</text:span></text:p>
            </draw:text-box>
          </draw:frame>
          <draw:connector draw:style-name="gr17" draw:text-style-name="P3" draw:layer="layout" draw:type="curve" svg:x1="3.111cm" svg:y1="4.717cm" svg:x2="3.869cm" svg:y2="3.577cm" draw:start-shape="id8" draw:start-glue-point="1" draw:end-shape="id7" draw:end-glue-point="2" svg:d="M3111 4717c506 0 758-380 758-1140" svg:viewBox="0 0 759 1141">
            <text:p/>
          </draw:connector>
          <draw:connector draw:style-name="gr17" draw:text-style-name="P3" draw:layer="layout" draw:type="curve" svg:x1="1.811cm" svg:y1="6.817cm" svg:x2="2.816cm" svg:y2="4.896cm" draw:start-shape="id9" draw:start-glue-point="1" draw:end-shape="id8" draw:end-glue-point="2" svg:d="M1811 6817c670 0 1005-640 1005-1921" svg:viewBox="0 0 1006 1922">
            <text:p/>
          </draw:connector>
          <draw:frame draw:style-name="gr20" draw:text-style-name="P4" draw:layer="layout" svg:width="1.674cm" svg:height="0.357cm" svg:x="0.662cm" svg:y="6.21cm">
            <draw:text-box>
              <text:p><text:span text:style-name="T1">fonte_neige</text:span></text:p>
            </draw:text-box>
          </draw:frame>
          <draw:g>
            <draw:custom-shape draw:style-name="gr1" draw:text-style-name="P3" draw:layer="layout" svg:width="1.513cm" svg:height="0.77cm" svg:x="0.662cm" svg:y="6.6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3" draw:layer="layout" svg:x1="0.662cm" svg:y1="7.039cm" svg:x2="2.175cm" svg:y2="7.039cm">
              <text:p/>
            </draw:line>
          </draw:g>
          <draw:frame draw:style-name="gr8" draw:text-style-name="P6" xml:id="id9" draw:id="id9" draw:layer="layout" svg:width="0.59cm" svg:height="0.357cm" svg:x="1.221cm" svg:y="6.639cm">
            <draw:text-box>
              <text:p><text:span text:style-name="T3">qsol</text:span></text:p>
            </draw:text-box>
          </draw:frame>
        </draw:g>
        <draw:frame draw:style-name="gr21" draw:text-style-name="P8" draw:layer="layout" svg:width="0.002cm" svg:height="0.945cm" svg:x="0.675cm" svg:y="5.953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UEZ Lionel</meta:initial-creator>
    <meta:creation-date>2011-03-24T14:07:53</meta:creation-date>
    <dc:date>2020-11-17T21:45:37.783927987</dc:date>
    <meta:editing-duration>PT6H1M59S</meta:editing-duration>
    <meta:editing-cycles>84</meta:editing-cycles>
    <meta:generator>LibreOffice/6.4.6.2$Linux_X86_64 LibreOffice_project/40$Build-2</meta:generator>
    <meta:document-statistic meta:object-count="42"/>
  </office:meta>
</office:document-meta>
</file>